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-vt-2000" table:style-name="ta1">
        <table:shapes>
          <draw:frame draw:z-index="0" draw:style-name="gr1" draw:text-style-name="P1" svg:width="6.2988in" svg:height="3.5429in" svg:x="2.8339in" svg:y="1.2835in">
            <draw:object draw:notify-on-update-of-ranges="'w-vt-2000'.A8:'w-vt-2000'.A8 'w-vt-2000'.B8:'w-vt-2000'.B8 'w-vt-2000'.A9:'w-vt-2000'.A9 'w-vt-2000'.B9:'w-vt-2000'.B9 'w-vt-2000'.A10:'w-vt-2000'.A10 'w-vt-2000'.B10:'w-vt-2000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float" office:value="61.3" calcext:value-type="float">
            <text:p>61.3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88.22597" calcext:value-type="float">
            <text:p>288.22597</text:p>
          </table:table-cell>
          <table:table-cell office:value-type="float" office:value="37.72" calcext:value-type="float">
            <text:p>37.72</text:p>
          </table:table-cell>
          <table:table-cell office:value-type="float" office:value="60.23" calcext:value-type="float">
            <text:p>60.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513" calcext:value-type="float">
            <text:p>513</text:p>
          </table:table-cell>
          <table:table-cell office:value-type="float" office:value="79.95" calcext:value-type="float">
            <text:p>79.95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87.64562" calcext:value-type="float">
            <text:p>287.64562</text:p>
          </table:table-cell>
          <table:table-cell office:value-type="float" office:value="49.72" calcext:value-type="float">
            <text:p>49.72</text:p>
          </table:table-cell>
          <table:table-cell office:value-type="float" office:value="131.46" calcext:value-type="float">
            <text:p>131.4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000" calcext:value-type="float">
            <text:p>400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513" calcext:value-type="float">
            <text:p>513</text:p>
          </table:table-cell>
          <table:table-cell office:value-type="float" office:value="74.33" calcext:value-type="float">
            <text:p>74.33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574.63008" calcext:value-type="float">
            <text:p>574.63008</text:p>
          </table:table-cell>
          <table:table-cell office:value-type="float" office:value="87.26" calcext:value-type="float">
            <text:p>87.26</text:p>
          </table:table-cell>
          <table:table-cell office:value-type="float" office:value="191.36" calcext:value-type="float">
            <text:p>191.36</text:p>
          </table:table-cell>
          <table:table-cell office:value-type="float" office:value="155.5" calcext:value-type="float">
            <text:p>155.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bflux sem redis</text:p>
          </table:table-cell>
          <table:table-cell office:value-type="float" office:value="287.64562" calcext:value-type="float">
            <text:p>287.64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bflux com redis</text:p>
          </table:table-cell>
          <table:table-cell office:value-type="float" office:value="333.7" calcext:value-type="float">
            <text:p>333.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30T06:06:23.399759888</dc:date>
    <meta:editing-duration>PT11M56S</meta:editing-duration>
    <meta:editing-cycles>1</meta:editing-cycles>
    <meta:document-statistic meta:table-count="1" meta:cell-count="4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76cm" svg:y="0.316cm" chart:style-name="ch2">
          <text:p>Webflux com e sem redis (2000 usuários)</text:p>
        </chart:title>
        <chart:legend chart:legend-position="end" svg:x="12.387cm" svg:y="3.952cm" style:legend-expansion="high" chart:style-name="ch3"/>
        <chart:plot-area chart:style-name="ch4" table:cell-range-address="'w-vt-2000'.A8:'w-vt-2000'.B10" chart:data-source-has-labels="both" svg:x="0.32cm" svg:y="1.275cm" svg:width="11.747cm" svg:height="7.545cm">
          <chartooo:coordinate-region svg:x="1.127cm" svg:y="1.275cm" svg:width="10.94cm" svg:height="6.898cm"/>
          <chart:axis chart:dimension="x" chart:name="primary-x" chart:style-name="ch5" chartooo:axis-type="auto">
            <chartooo:date-scale/>
            <chart:categories table:cell-range-address="'w-vt-2000'.B8:'w-vt-2000'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-vt-2000'.B9:'w-vt-2000'.B9" chart:label-cell-address="'w-vt-2000'.A9:'w-vt-2000'.A9" chart:class="chart:bar">
            <chart:data-point/>
          </chart:series>
          <chart:series chart:style-name="ch9" chart:values-cell-range-address="'w-vt-2000'.B10:'w-vt-2000'.B10" chart:label-cell-address="'w-vt-2000'.A10:'w-vt-2000'.A10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w-vt-2000'.B8:'w-vt-2000'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flux sem redis</text:p>
                <draw:g>
                  <svg:desc>'w-vt-2000'.A9:'w-vt-2000'.A9</svg:desc>
                </draw:g>
              </table:table-cell>
              <table:table-cell office:value-type="float" office:value="287.64562">
                <text:p>287.64562</text:p>
                <draw:g>
                  <svg:desc>'w-vt-2000'.B9:'w-vt-2000'.B9</svg:desc>
                </draw:g>
              </table:table-cell>
            </table:table-row>
            <table:table-row>
              <table:table-cell office:value-type="string">
                <text:p>Webflux com redis</text:p>
                <draw:g>
                  <svg:desc>'w-vt-2000'.A10:'w-vt-2000'.A10</svg:desc>
                </draw:g>
              </table:table-cell>
              <table:table-cell office:value-type="float" office:value="333.7">
                <text:p>333.7</text:p>
                <draw:g>
                  <svg:desc>'w-vt-2000'.B10:'w-vt-2000'.B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